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OpenSymbol" svg:font-family="OpenSymbol"/>
    <style:font-face style:name="Tahoma1" svg:font-family="Tahoma"/>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master-page-name="">
      <style:paragraph-properties fo:margin-left="0.5209in" fo:margin-right="0.6665in" fo:line-height="200%" fo:text-indent="0in" style:auto-text-indent="false" style:page-number="auto"/>
      <style:text-properties fo:font-size="12pt" style:font-size-asian="12pt" style:font-size-complex="12pt"/>
    </style:style>
    <style:style style:name="P4" style:family="paragraph" style:parent-style-name="Text_20_body">
      <style:paragraph-properties fo:margin-left="0.5209in" fo:margin-right="0.6665in" fo:line-height="200%" fo:orphans="2" fo:widows="2" fo:text-indent="0in"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5" style:family="paragraph" style:parent-style-name="Text_20_body">
      <style:paragraph-properties fo:margin-left="0in" fo:margin-right="0.6665in" fo:line-height="200%" fo:orphans="2" fo:widows="2" fo:text-indent="0in" style:auto-text-indent="false"/>
    </style:style>
    <style:style style:name="P6" style:family="paragraph" style:parent-style-name="Standard">
      <style:paragraph-properties fo:line-height="200%"/>
    </style:style>
    <style:style style:name="P7" style:family="paragraph" style:parent-style-name="Text_20_body">
      <style:paragraph-properties fo:margin-left="0in" fo:margin-right="0.6665in" fo:line-height="200%" fo:orphans="2" fo:widows="2" fo:text-indent="0in"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8" style:family="paragraph" style:parent-style-name="Text_20_body">
      <style:paragraph-properties fo:margin-left="0in" fo:margin-right="0.6665in" fo:line-height="200%" fo:orphans="2" fo:widows="2" fo:text-indent="0in" style:auto-text-indent="false"/>
    </style:style>
    <style:style style:name="P9" style:family="paragraph" style:parent-style-name="Text_20_body">
      <style:paragraph-properties fo:margin-left="0in" fo:margin-right="0.6665in" fo:line-height="200%" fo:orphans="2" fo:widows="2" fo:text-indent="0in" style:auto-text-indent="false"/>
      <style:text-properties style:font-name="Times New Roman"/>
    </style:style>
    <style:style style:name="T1" style:family="text">
      <style:text-properties fo:font-weight="bold" style:font-weight-asian="bold" style:font-weight-complex="bold"/>
    </style:style>
    <style:style style:name="T2" style:family="text">
      <style:text-properties fo:font-variant="normal" fo:text-transform="none" fo:color="#000000" style:font-name="Times New Roman1" fo:letter-spacing="normal" fo:font-style="normal" fo:font-weight="normal"/>
    </style:style>
    <style:style style:name="T3" style:family="text">
      <style:text-properties fo:font-variant="normal" fo:text-transform="none" fo:color="#000000" style:font-name="Times New Roman1" fo:font-size="12pt" fo:letter-spacing="normal" fo:font-style="normal" fo:font-weight="normal" style:font-size-asian="12pt" style:font-size-complex="12pt"/>
    </style:style>
    <style:style style:name="T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fo:font-size="12pt" fo:letter-spacing="normal" fo:font-style="normal" fo:font-weight="normal"/>
    </style:style>
    <style:style style:name="T6" style:family="text">
      <style:text-properties fo:font-variant="normal" fo:text-transform="none" fo:color="#000000" fo:font-size="12pt" fo:letter-spacing="normal" fo:font-style="normal" fo:font-weight="normal" style:font-size-asian="12pt" style:font-size-complex="12pt"/>
    </style:style>
    <style:style style:name="T7"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8" style:family="text">
      <style:text-properties style:font-name="Times New Roman" style:font-weight-asian="normal" style:font-weight-complex="normal"/>
    </style:style>
    <text:list-style style:name="L1">
      <text:list-level-style-bullet text:level="1" text:style-name="Bullet_20_Symbols" style:num-suffix="." text:bullet-char="•">
        <style:list-level-properties text:space-before="0.177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view of Other Work</text:p>
      <text:p text:style-name="P1"><text:tab/>With fewer than forty percent of projects being delivered on time (Standish, 2013), delays are a significant problem in project management. Reduction and elimination of project delays first begins with identifying and quantifying the delay. Sometimes quantification requires collecting data from multiple sources, and the information desired emerges from collating the disparate data points. This is the classic data warehousing problem of Extract, Transform, and Load (ETL). While sometimes extraction is available through plugins provided by the data sources, sometimes this option is prohibitively expensive, or fails provide the desired data. At such a point, this can be done manually, but no person is perfect, and errors or omissions are an inevitability, and bad data can be worse than none[citation]. Designing and implementing an automated, in-house ETL solution provides an accurate and customized means of answering the business questions posed, while also building expertise within the company [citation]. </text:p>
      <text:p text:style-name="P1"><text:tab/>The first step in developing an in-house solution was determing how to extract the data from the two stores. A widely used solution to this problem was proposed in Roy Fielding dissertation in which he proposed REST:</text:p>
      <text:p text:style-name="P3">"...<text:span text:style-name="T2">the Representational State Transfer (REST) architectural style and describe how REST has been used to guide the design and development of the architecture for the modern Web. </text:span></text:p>
      <text:p text:style-name="P4"><text:tab/>REST emphasizes scalability of component interactions, generality of interfaces, independent deployment of components, and intermediary components to reduce interaction latency, enforce security, and encapsulate legacy systems." (Fielding, 2000)</text:p>
      <text:p text:style-name="P5"><text:span text:style-name="T3">REST has since been adopted by more than 3000 APIs, including Microsoft's Sharepoint and Atlassian's JIRA. Atlassian provides an off-shelf solution for consuming RESTful services with Java [SOURCE HERE], while such an option is not available for Sharepoint. In order to consume Sharepoint's REST, another solution needed to be found. </text:span><text:soft-page-break/><text:span text:style-name="T3">While Java has built in support consuming REST services, the de facto standard for ease of use is the Spring Framework. Since it's initial release, Spring has aimed to be a excellent alternative to Java EE [cite paper], and is now is used by 30% of Java web developers (White, 2017). Coupled with its excellent [according to who?] documentation, it makes a natural choice to reduce the effort required to consume the RESTful services.</text:span></text:p>
      <text:p text:style-name="P5"><text:span text:style-name="T3"><text:tab/>With the problem of extraction defined and the solution loosely sketched, the next step was to select a database management software, and to determine some of the questions seeking to be answered, in order to design an effective warehouse. A popular and proven option for DBMS is a SQL based RDBMS. As of 2017, the top DBMS are Oracle and MySQL. Both provide similar features, with Oracle providing a larger selection of indexing algorithms, and MySQL supporting more operating systems. In addition to the SQL options, the new paradigm of NoSQL has been gaining in popularity with its claims of performance and flexibility. NoSQL is an interesting option, as it would almost entirely eliminate the data transformation, as the JSON file format is available from both data source's REST service, and the more popular NoSQL DBMS, such as MongoDB. The concerns raised by Waynor are difficult to dismiss, with NoSQL lacking standardization, suffering from transactional consistency, and some of the desired extras such as SUM and AVG being offloaded to the program accessing the database. Ultimately, price and a proven track record was the deciding factor between these, as this project is a proof-of-concept for the value that BI can bring to production and QA, so the $0 cost of MySQL made it the clear winner. </text:span></text:p>
      <text:p text:style-name="P9"><text:span text:style-name="T6"><text:tab/>With a database selected, the schema must be defined before moving onto the transformation process. The overall layout of the schema is a choice between snowflake and star schema. </text:span><text:span text:style-name="T7">Drkušić</text:span><text:span text:style-name="T6"> lays out the differences succintly, as the primary change is the degree of normalization, with the benefits and drawbacks of normalization summarized as such: </text:span></text:p>
      <text:p text:style-name="P9"><text:soft-page-break/><text:span text:style-name="T6"><text:tab/> "Snowflake schemas will use less space to store dimension tables. This is because <text:tab/>as a rule any normalized database produces far fewer redundant records. <text:tab/></text:span><text:span text:style-name="T5">Denormalized data models increase the chances of data integrity problems. These <text:tab/>issues will complicate future modifications and maintenance as well."</text:span></text:p>
      <text:p text:style-name="P9"><text:span text:style-name="T5">Pursuant to the choice of normalization levels, Drkusic also remarks on query complexity and speed. Noting that the number of join statements required are increased for every additional table generated from normalization, subsequently increasing the time for the DBMS to generate the results of the query. He concludes with recommendations based on scale of the database, noting that a star schema works better for data marts such as the one this project will generate, due to the easier use for analytics by end business users. Upon seeking a second recommendation,two major advantages related to this project were determined. The first is that the star schema makes for an easier, parallelized option when dealing with the ETL problem (Chatter, 2012). This is an increase in <text:s/>performance, and reduced development time. As a project intended to prove the usefulness of BI to the department, both of these are positives in light of the constraints. Additionally, Chatter states the star schema is more useful for metrics. This project is ultimately about generating metrics with which to find areas for improvement. Given these recommendations, star schema is the clear winner.</text:span></text:p>
      <text:p text:style-name="P9"><text:span text:style-name="T6"/></text:p>
      <text:p text:style-name="P7">///////////////////</text:p>
      <text:p text:style-name="P7">Sources:</text:p>
      <text:p text:style-name="P7">Krill, 2013: http://www.infoworld.com/article/2611970/java/java-ee-a-tough-sell-for-spring-framework-users.html</text:p>
      <text:p text:style-name="P5"><text:span text:style-name="T3">White, 2015: </text:span><text:a xlink:type="simple" xlink:href="https://zeroturnaround.com/rebellabs/top-4-java-web-frameworks-revealed-real-life-usage-data-of-spring-mvc-vaadin-gwt-and-jsf/" text:style-name="Internet_20_link" text:visited-style-name="Visited_20_Internet_20_Link">https://zeroturnaround.com/rebellabs/top-4-java-web-frameworks-revealed-real-life-usage-data-of-spring-mvc-vaadin-gwt-and-jsf/</text:a></text:p>
      <text:p text:style-name="P5"><text:soft-page-break/><text:span text:style-name="T3">White, 2017: </text:span><text:a xlink:type="simple" xlink:href="https://zeroturnaround.com/webframeworksindex/" text:style-name="Internet_20_link" text:visited-style-name="Visited_20_Internet_20_Link">https://zeroturnaround.com/webframeworksindex/</text:a></text:p>
      <text:p text:style-name="P7"><text:span text:style-name="T8"><text:s/></text:span>http://www.infoworld.com/article/3195764/database/nosql-no-problem-why-mysql-is-still-king.html</text:p>
      <text:p text:style-name="P1">An in-house solution doesn't necessarily mean created entirely from scratch. Both the data stores in question, Atlassian's JIRA and Microsoft's Sharepoint, support REST. An acronym for <text:span text:style-name="T1">RE</text:span>presentational <text:span text:style-name="T1">S</text:span>tate <text:span text:style-name="T1">T</text:span>ransfer, was proposed by Roy Fielding in his disssertation (Fielding, 2000) a W3C architecture used by more than 3000 APIs [Mason, 2011, <text:a xlink:type="simple" xlink:href="https://www.infoq.com/articles/rest-soap" text:style-name="Internet_20_link" text:visited-style-name="Visited_20_Internet_20_Link">https://www.infoq.com/articles/rest-soap</text:a>]. Accessing these RESTful services could be done through Java's default HTTP request/response handling, </text:p>
      <text:p text:style-name="P1"><text:tab/><text:tab/></text:p>
      <text:p text:style-name="P1"><text:span text:style-name="T4">Drkušić , 2016: </text:span><text:a xlink:type="simple" xlink:href="http://www.vertabelo.com/blog/technical-articles/data-warehouse-modeling-star-schema-vs-snowflake-schema" text:style-name="Internet_20_link" text:visited-style-name="Visited_20_Internet_20_Link">http://www.vertabelo.com/blog/technical-articles/data-warehouse-modeling-star-schema-vs-snowflake-schema</text:a></text:p>
      <text:p text:style-name="P1">Chatter, 2012: <text:a xlink:type="simple" xlink:href="http://www.computerweekly.com/answer/Star-schema-vs-snowflake-schema-Which-is-better" text:style-name="Internet_20_link" text:visited-style-name="Visited_20_Internet_20_Link">http://www.computerweekly.com/answer/Star-schema-vs-snowflake-schema-Which-is-better</text:a></text:p>
      <text:p text:style-name="P1"/>
      <text:p text:style-name="P1">Old Draft:</text:p>
      <text:p text:style-name="P1">Delays add up. Minutes become hours become days. In almost all things, delays cost time and money. Software projects are no exception, and significant delays could result in termination of the entire project (<text:a xlink:type="simple" xlink:href="https://www.pmi.org/learning/library/project-termination-delay-1931" text:style-name="Internet_20_link" text:visited-style-name="Visited_20_Internet_20_Link">https://www.pmi.org/learning/library/project-termination-delay-1931</text:a>). &lt;Maybe get rid of that first bit?&gt; Entire fortunes have been made in finding ways to reduce delays in all kinds of projects. The first steps (is it?) to elimination of a delay is it's identification, and quantification. Without solid data, quantification of delays is an informed guess at best [citation here?], but sometimes the most difficult step is consistently and accurately collecting the data. Disparate data sources may not <text:s/>be interoperable, or are interoperable, but do not provide the desired data. At that point, it becomes a necessity to either have a human collate the data, or find a means of automation. The latter is certainly preferable, as it is cheaper and more accurate [citation here]. </text:p>
      <text:p text:style-name="P1"><text:soft-page-break/></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OpenSymbol" svg:font-family="OpenSymbol"/>
    <style:font-face style:name="Tahoma1" svg:font-family="Tahoma"/>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5DT1H4M42S</meta:editing-duration>
    <meta:editing-cycles>3</meta:editing-cycles>
    <meta:generator>OpenOffice/4.1.3$Win32 OpenOffice.org_project/413m1$Build-9783</meta:generator>
    <dc:date>2017-08-14T19:01:43.64</dc:date>
    <dc:creator>Joseph Losee</dc:creator>
    <meta:document-statistic meta:table-count="0" meta:image-count="0" meta:object-count="0" meta:page-count="5" meta:paragraph-count="23" meta:word-count="1104" meta:character-count="7736"/>
    <meta:user-defined meta:name="Info 1"/>
    <meta:user-defined meta:name="Info 2"/>
    <meta:user-defined meta:name="Info 3"/>
    <meta:user-defined meta:name="Info 4"/>
  </office:meta>
</office:document-meta>
</file>